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51cm" fo:min-width="21.4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404cm" fo:min-width="21.4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666666" loext:opacity="100%" fo:font-size="12pt"/>
    </style:style>
    <style:style style:name="P9" style:family="paragraph">
      <loext:graphic-properties draw:fill-color="#ffffff" draw:opacity="0%"/>
      <style:paragraph-properties fo:text-align="center" style:writing-mode="lr-tb"/>
      <style:text-properties fo:color="#666666" loext:opacity="100%" fo:font-size="12pt"/>
    </style:style>
    <style:style style:name="P10" style:family="paragraph">
      <loext:graphic-properties draw:fill-color="#dee6ef"/>
      <style:paragraph-properties fo:text-align="center" style:writing-mode="lr-tb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pt"/>
    </style:style>
    <style:style style:name="T5" style:family="text">
      <style:text-properties fo:color="#6666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8.462cm" svg:y="1cm">
          <draw:text-box>
            <text:p text:style-name="P1"><text:span text:style-name="T1">Conceptual Data View</text:span><text:span text:style-name="T1"><text:line-break/></text:span><text:span text:style-name="T2">HOT Overarching </text:span><text:span text:style-name="T2"><text:line-break/></text:span><text:span text:style-name="T3">26</text:span><text:span text:style-name="T1">-Dec-2023 v1.0.0</text:span></text:p>
          </draw:text-box>
        </draw:frame>
        <draw:custom-shape draw:style-name="gr2" draw:text-style-name="P4" draw:layer="layout" svg:width="4.127cm" svg:height="0.952cm" svg:x="10.209cm" svg:y="4.093cm">
          <text:p text:style-name="P3"><text:span text:style-name="T4">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27cm" svg:height="0.952cm" svg:x="10.209cm" svg:y="4.093cm">
          <text:p text:style-name="P3"><text:span text:style-name="T4">TM 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127cm" svg:height="0.952cm" svg:x="10.209cm" svg:y="6.633cm">
          <text:p text:style-name="P3"><text:span text:style-name="T4">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1cm" svg:y="5.363cm">
          <draw:text-box>
            <text:p><text:span text:style-name="T4">have</text:span></text:p>
          </draw:text-box>
        </draw:frame>
        <draw:custom-shape draw:style-name="gr2" draw:text-style-name="P4" xml:id="id2" draw:id="id2" draw:layer="layout" svg:width="4.127cm" svg:height="0.952cm" svg:x="18.781cm" svg:y="4.093cm">
          <text:p text:style-name="P3"><text:span text:style-name="T4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6cm" svg:y1="4.569cm" svg:x2="18.781cm" svg:y2="4.569cm" draw:start-shape="id1" draw:start-glue-point="1" draw:end-shape="id2" draw:end-glue-point="3" svg:d="M14336 4569h4445" svg:viewBox="0 0 4446 1">
          <text:p/>
        </draw:connector>
        <draw:connector draw:style-name="gr5" draw:text-style-name="P6" draw:layer="layout" draw:type="line" svg:x1="12.272cm" svg:y1="5.045cm" svg:x2="12.272cm" svg:y2="6.633cm" draw:start-shape="id1" draw:start-glue-point="2" draw:end-shape="id3" draw:end-glue-point="0" svg:d="M12272 5045v1588" svg:viewBox="0 0 1 1589">
          <text:p/>
        </draw:connector>
        <draw:frame draw:style-name="gr6" draw:text-style-name="P5" draw:layer="layout" svg:width="3.175cm" svg:height="0.953cm" svg:x="14.971cm" svg:y="3.775cm">
          <draw:text-box>
            <text:p><text:span text:style-name="T4">Belong to</text:span></text:p>
          </draw:text-box>
        </draw:frame>
        <draw:custom-shape draw:style-name="gr2" draw:text-style-name="P4" xml:id="id4" draw:id="id4" draw:layer="layout" svg:width="4.127cm" svg:height="0.952cm" svg:x="3.223cm" svg:y="6.607cm">
          <text:p text:style-name="P3"><text:span text:style-name="T4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5cm" svg:y1="7.083cm" svg:x2="10.209cm" svg:y2="7.109cm" draw:start-shape="id4" draw:start-glue-point="1" draw:end-shape="id3" draw:end-glue-point="3" svg:d="M7350 7083l2859 26" svg:viewBox="0 0 2860 27">
          <text:p/>
        </draw:connector>
        <draw:frame draw:style-name="gr8" draw:text-style-name="P5" draw:layer="layout" svg:width="2.06cm" svg:height="1.039cm" svg:x="7.985cm" svg:y="7.181cm">
          <draw:text-box>
            <text:p><text:span text:style-name="T4">perform</text:span></text:p>
          </draw:text-box>
        </draw:frame>
        <draw:custom-shape draw:style-name="gr2" draw:text-style-name="P4" xml:id="id5" draw:id="id5" draw:layer="layout" svg:width="4.127cm" svg:height="0.952cm" svg:x="3.223cm" svg:y="4.033cm">
          <text:p text:style-name="P3"><text:span text:style-name="T4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6.607cm" svg:x2="5.286cm" svg:y2="4.985cm" draw:start-shape="id4" draw:start-glue-point="0" draw:end-shape="id5" draw:end-glue-point="2" svg:d="M5286 6607v-1622" svg:viewBox="0 0 1 1623">
          <text:p/>
        </draw:connector>
        <draw:frame draw:style-name="gr6" draw:text-style-name="P5" draw:layer="layout" svg:width="3.175cm" svg:height="0.953cm" svg:x="5.128cm" svg:y="5.044cm">
          <draw:text-box>
            <text:p><text:span text:style-name="T4">Belong to</text:span></text:p>
          </draw:text-box>
        </draw:frame>
        <draw:custom-shape draw:style-name="gr2" draw:text-style-name="P4" xml:id="id6" draw:id="id6" draw:layer="layout" svg:width="4.127cm" svg:height="0.952cm" svg:x="3.223cm" svg:y="9.173cm">
          <text:p text:style-name="P3"><text:span text:style-name="T4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6cm" svg:y1="7.559cm" svg:x2="5.286cm" svg:y2="9.173cm" draw:start-shape="id4" draw:start-glue-point="2" draw:end-shape="id6" draw:end-glue-point="0" svg:d="M5286 7559v1614" svg:viewBox="0 0 1 1615">
          <text:p/>
        </draw:connector>
        <draw:frame draw:style-name="gr8" draw:text-style-name="P5" draw:layer="layout" svg:width="2.06cm" svg:height="1.039cm" svg:x="5.29cm" svg:y="7.816cm">
          <draw:text-box>
            <text:p><text:span text:style-name="T4">have</text:span></text:p>
          </draw:text-box>
        </draw:frame>
        <draw:custom-shape draw:style-name="gr9" draw:text-style-name="P9" draw:layer="layout" svg:width="21.908cm" svg:height="9.76cm" svg:x="2.27cm" svg:y="0.682cm">
          <text:p text:style-name="P8"><text:span text:style-name="T5">Tasking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08cm" svg:height="9.654cm" svg:x="2.269cm" svg:y="10.713cm">
          <text:p text:style-name="P8"><text:span text:style-name="T5">Field 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127cm" svg:height="0.952cm" svg:x="10.208cm" svg:y="13.701cm">
          <text:p text:style-name="P3"><text:span text:style-name="T4">FTM Projec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0" draw:id="id20" draw:layer="layout" svg:width="4.127cm" svg:height="0.952cm" svg:x="10.207cm" svg:y="17.827cm">
          <text:p text:style-name="P3"><text:span text:style-name="T4">TM 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cm" svg:y="14.96cm">
          <draw:text-box>
            <text:p><text:span text:style-name="T4">have</text:span></text:p>
          </draw:text-box>
        </draw:frame>
        <draw:custom-shape draw:style-name="gr11" draw:text-style-name="P10" xml:id="id8" draw:id="id8" draw:layer="layout" svg:width="4.127cm" svg:height="0.952cm" svg:x="18.78cm" svg:y="13.701cm">
          <text:p text:style-name="P3"><text:span text:style-name="T4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5cm" svg:y1="14.177cm" svg:x2="18.78cm" svg:y2="14.177cm" draw:start-shape="id7" draw:start-glue-point="1" draw:end-shape="id8" draw:end-glue-point="3" svg:d="M14335 14177h4445" svg:viewBox="0 0 4446 1">
          <text:p/>
        </draw:connector>
        <draw:connector draw:style-name="gr5" draw:text-style-name="P6" draw:layer="layout" draw:type="line" svg:x1="12.271cm" svg:y1="14.653cm" svg:x2="12.27cm" svg:y2="15.605cm" draw:start-shape="id7" draw:start-glue-point="2" draw:end-shape="id9" draw:end-glue-point="0" svg:d="M12271 14653l-1 952" svg:viewBox="0 0 2 953">
          <text:p/>
        </draw:connector>
        <draw:frame draw:style-name="gr6" draw:text-style-name="P5" draw:layer="layout" svg:width="3.175cm" svg:height="0.953cm" svg:x="14.97cm" svg:y="13.583cm">
          <draw:text-box>
            <text:p><text:span text:style-name="T4">Belong to</text:span></text:p>
          </draw:text-box>
        </draw:frame>
        <draw:custom-shape draw:style-name="gr11" draw:text-style-name="P10" xml:id="id10" draw:id="id10" draw:layer="layout" svg:width="4.127cm" svg:height="0.952cm" svg:x="3.222cm" svg:y="15.715cm">
          <text:p text:style-name="P3"><text:span text:style-name="T4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49cm" svg:y1="16.191cm" svg:x2="10.207cm" svg:y2="16.081cm" draw:start-shape="id10" draw:start-glue-point="1" draw:end-shape="id9" draw:end-glue-point="3" svg:d="M7349 16191l2858-110" svg:viewBox="0 0 2859 111">
          <text:p/>
        </draw:connector>
        <draw:frame draw:style-name="gr8" draw:text-style-name="P5" draw:layer="layout" svg:width="2.06cm" svg:height="1.039cm" svg:x="7.985cm" svg:y="15.605cm">
          <draw:text-box>
            <text:p><text:span text:style-name="T4">perform</text:span></text:p>
          </draw:text-box>
        </draw:frame>
        <draw:custom-shape draw:style-name="gr11" draw:text-style-name="P10" xml:id="id11" draw:id="id11" draw:layer="layout" svg:width="4.127cm" svg:height="0.952cm" svg:x="3.222cm" svg:y="13.241cm">
          <text:p text:style-name="P3"><text:span text:style-name="T4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5cm" svg:y1="15.715cm" svg:x2="5.285cm" svg:y2="14.193cm" draw:start-shape="id10" draw:start-glue-point="0" draw:end-shape="id11" draw:end-glue-point="2" svg:d="M5285 15715v-1522" svg:viewBox="0 0 1 1523">
          <text:p/>
        </draw:connector>
        <draw:frame draw:style-name="gr6" draw:text-style-name="P5" draw:layer="layout" svg:width="3.175cm" svg:height="0.953cm" svg:x="5.127cm" svg:y="14.852cm">
          <draw:text-box>
            <text:p><text:span text:style-name="T4">Belong to</text:span></text:p>
          </draw:text-box>
        </draw:frame>
        <draw:custom-shape draw:style-name="gr11" draw:text-style-name="P10" xml:id="id12" draw:id="id12" draw:layer="layout" svg:width="4.127cm" svg:height="0.952cm" svg:x="3.222cm" svg:y="18.981cm">
          <text:p text:style-name="P3"><text:span text:style-name="T4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5cm" svg:y1="16.667cm" svg:x2="5.285cm" svg:y2="18.981cm" draw:start-shape="id10" draw:start-glue-point="2" draw:end-shape="id12" draw:end-glue-point="0" svg:d="M5285 16667v2314" svg:viewBox="0 0 1 2315">
          <text:p/>
        </draw:connector>
        <draw:frame draw:style-name="gr8" draw:text-style-name="P5" draw:layer="layout" svg:width="2.06cm" svg:height="1.039cm" svg:x="5.289cm" svg:y="17.624cm">
          <draw:text-box>
            <text:p><text:span text:style-name="T4">have</text:span></text:p>
          </draw:text-box>
        </draw:frame>
        <draw:custom-shape draw:style-name="gr2" draw:text-style-name="P4" xml:id="id17" draw:id="id17" draw:layer="layout" svg:width="4.127cm" svg:height="0.952cm" svg:x="10.208cm" svg:y="19.093cm">
          <text:p text:style-name="P3"><text:span text:style-name="T4">Asset 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.127cm" svg:height="0.952cm" svg:x="18.78cm" svg:y="6.632cm">
          <text:p text:style-name="P3"><text:span text:style-name="T4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6cm" svg:y1="4.569cm" svg:x2="18.78cm" svg:y2="7.108cm" draw:start-shape="id1" draw:start-glue-point="1" draw:end-shape="id13" svg:d="M14336 4569l4444 2539" svg:viewBox="0 0 4445 2540">
          <text:p/>
        </draw:connector>
        <draw:frame draw:style-name="gr6" draw:text-style-name="P5" draw:layer="layout" svg:width="3.175cm" svg:height="0.953cm" svg:x="14.97cm" svg:y="6.315cm">
          <draw:text-box>
            <text:p><text:span text:style-name="T4">have</text:span></text:p>
          </draw:text-box>
        </draw:frame>
        <draw:custom-shape draw:style-name="gr2" draw:text-style-name="P4" xml:id="id14" draw:id="id14" draw:layer="layout" svg:width="4.127cm" svg:height="0.952cm" svg:x="18.78cm" svg:y="8.855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3cm" svg:y1="7.584cm" svg:x2="20.843cm" svg:y2="8.855cm" draw:start-shape="id13" draw:start-glue-point="2" draw:end-shape="id14" draw:end-glue-point="0" svg:d="M20843 7584v1271" svg:viewBox="0 0 1 1272">
          <text:p/>
        </draw:connector>
        <draw:custom-shape draw:style-name="gr11" draw:text-style-name="P10" xml:id="id15" draw:id="id15" draw:layer="layout" svg:width="4.127cm" svg:height="0.952cm" svg:x="18.779cm" svg:y="15.74cm">
          <text:p text:style-name="P3"><text:span text:style-name="T4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5cm" svg:y1="14.377cm" svg:x2="18.779cm" svg:y2="16.216cm" draw:end-shape="id15" svg:d="M14335 14377l4444 1839" svg:viewBox="0 0 4445 1840">
          <text:p/>
        </draw:connector>
        <draw:frame draw:style-name="gr6" draw:text-style-name="P5" draw:layer="layout" svg:width="3.175cm" svg:height="0.953cm" svg:x="15.922cm" svg:y="14.652cm">
          <draw:text-box>
            <text:p><text:span text:style-name="T4">have</text:span></text:p>
          </draw:text-box>
        </draw:frame>
        <draw:custom-shape draw:style-name="gr11" draw:text-style-name="P10" xml:id="id16" draw:id="id16" draw:layer="layout" svg:width="4.127cm" svg:height="0.952cm" svg:x="18.78cm" svg:y="19.093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2cm" svg:y1="16.692cm" svg:x2="20.843cm" svg:y2="19.093cm" draw:start-shape="id15" draw:start-glue-point="2" draw:end-shape="id16" draw:end-glue-point="0" svg:d="M20842 16692l1 2401" svg:viewBox="0 0 2 2402">
          <text:p/>
        </draw:connector>
        <draw:connector draw:style-name="gr7" draw:text-style-name="P7" draw:layer="layout" draw:type="line" svg:x1="7.349cm" svg:y1="16.191cm" svg:x2="10.208cm" svg:y2="19.569cm" draw:start-shape="id10" draw:end-shape="id17" draw:end-glue-point="3" svg:d="M7349 16191l2859 3378" svg:viewBox="0 0 2860 3379">
          <text:p/>
        </draw:connector>
        <draw:frame draw:style-name="gr8" draw:text-style-name="P5" draw:layer="layout" svg:width="2.06cm" svg:height="1.039cm" svg:x="7.667cm" svg:y="18.145cm">
          <draw:text-box>
            <text:p><text:span text:style-name="T4">capture</text:span></text:p>
          </draw:text-box>
        </draw:frame>
        <draw:connector draw:style-name="gr5" draw:text-style-name="P6" draw:layer="layout" draw:type="line" svg:x1="14.335cm" svg:y1="19.569cm" svg:x2="18.78cm" svg:y2="19.569cm" draw:start-shape="id17" draw:start-glue-point="1" draw:end-shape="id16" draw:end-glue-point="3" svg:d="M14335 19569h4445" svg:viewBox="0 0 4446 1">
          <text:p/>
        </draw:connector>
        <draw:frame draw:style-name="gr6" draw:text-style-name="P5" draw:layer="layout" svg:width="3.175cm" svg:height="0.953cm" svg:x="15.287cm" svg:y="18.78cm">
          <draw:text-box>
            <text:p><text:span text:style-name="T4">describes</text:span></text:p>
          </draw:text-box>
        </draw:frame>
        <draw:custom-shape draw:style-name="gr11" draw:text-style-name="P10" xml:id="id18" draw:id="id18" draw:layer="layout" svg:width="4.127cm" svg:height="0.952cm" svg:x="10.207cm" svg:y="11.795cm">
          <text:p text:style-name="P3"><text:span text:style-name="T4">TM Project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271cm" svg:y1="13.701cm" svg:x2="12.27cm" svg:y2="12.747cm" draw:start-shape="id7" draw:start-glue-point="0" draw:end-shape="id18" draw:end-glue-point="2" svg:d="M12271 13701l-1-954" svg:viewBox="0 0 2 955">
          <text:p/>
        </draw:connector>
        <draw:frame draw:style-name="gr8" draw:text-style-name="P5" draw:layer="layout" svg:width="3.175cm" svg:height="1.039cm" svg:x="12.43cm" svg:y="12.747cm">
          <draw:text-box>
            <text:p><text:span text:style-name="T4">Are associated with</text:span></text:p>
          </draw:text-box>
        </draw:frame>
        <draw:custom-shape draw:style-name="gr2" draw:text-style-name="P4" xml:id="id19" draw:id="id19" draw:layer="layout" svg:width="4.127cm" svg:height="0.952cm" svg:x="3.223cm" svg:y="1.317cm">
          <text:p text:style-name="P3"><text:span text:style-name="T4">Project 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2.269cm" svg:x2="5.286cm" svg:y2="4.033cm" draw:start-shape="id19" draw:start-glue-point="2" draw:end-shape="id5" draw:end-glue-point="0" svg:d="M5286 2269v1764" svg:viewBox="0 0 1 1765">
          <text:p/>
        </draw:connector>
        <draw:frame draw:style-name="gr12" draw:text-style-name="P5" draw:layer="layout" svg:width="2.222cm" svg:height="1.433cm" svg:x="5.127cm" svg:y="2.107cm">
          <draw:text-box>
            <text:p><text:span text:style-name="T4">Manages (Users)</text:span></text:p>
          </draw:text-box>
        </draw:frame>
        <draw:connector draw:style-name="gr4" draw:text-style-name="P6" draw:layer="layout" draw:type="line" svg:x1="7.35cm" svg:y1="1.793cm" svg:x2="12.272cm" svg:y2="4.093cm" draw:start-shape="id19" draw:start-glue-point="1" draw:end-shape="id1" draw:end-glue-point="0" svg:d="M7350 1793l4922 2300" svg:viewBox="0 0 4923 2301">
          <text:p/>
        </draw:connector>
        <draw:frame draw:style-name="gr8" draw:text-style-name="P5" draw:layer="layout" svg:width="2.54cm" svg:height="1.039cm" svg:x="8.302cm" svg:y="1.231cm">
          <draw:text-box>
            <text:p><text:span text:style-name="T4">Manages (Tasks)</text:span></text:p>
          </draw:text-box>
        </draw:frame>
        <draw:frame draw:style-name="gr8" draw:text-style-name="P5" draw:layer="layout" svg:width="3.175cm" svg:height="1.039cm" svg:x="21.002cm" svg:y="7.667cm">
          <draw:text-box>
            <text:p><text:span text:style-name="T4">Consists of Features</text:span></text:p>
          </draw:text-box>
        </draw:frame>
        <draw:custom-shape draw:style-name="gr2" draw:text-style-name="P4" xml:id="id9" draw:id="id9" draw:layer="layout" svg:width="4.127cm" svg:height="0.952cm" svg:x="10.207cm" svg:y="15.605cm">
          <text:p text:style-name="P3"><text:span text:style-name="T4">FTM Sub Tas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6" draw:layer="layout" draw:type="line" svg:x1="12.27cm" svg:y1="16.557cm" svg:x2="12.27cm" svg:y2="17.827cm" draw:start-shape="id9" draw:start-glue-point="2" draw:end-shape="id20" draw:end-glue-point="0" svg:d="M12270 16557v1270" svg:viewBox="0 0 1 1271">
          <text:p/>
        </draw:connector>
        <draw:frame draw:style-name="gr12" draw:text-style-name="P5" draw:layer="layout" svg:width="2.54cm" svg:height="1.433cm" svg:x="12.43cm" svg:y="16.875cm">
          <draw:text-box>
            <text:p><text:span text:style-name="T4">Are linked t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26T18:06:02.742767130</dc:date>
    <meta:editing-duration>PT15H1M40S</meta:editing-duration>
    <meta:editing-cycles>7</meta:editing-cycles>
    <meta:generator>LibreOffice/7.6.2.1$MacOSX_AARCH64 LibreOffice_project/56f7684011345957bbf33a7ee678afaf4d2ba333</meta:generator>
    <meta:document-statistic meta:object-count="63"/>
  </office:meta>
</office:document-meta>
</file>